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b9b37" officeooo:paragraph-rsid="001b9b3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normal" officeooo:rsid="001b9b37" officeooo:paragraph-rsid="001b9b37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officeooo:rsid="001c4cc3" officeooo:paragraph-rsid="001c4cc3"/>
    </style:style>
    <style:style style:name="P5" style:family="paragraph" style:parent-style-name="Table_20_Contents">
      <style:paragraph-properties fo:text-align="center" style:justify-single-word="false"/>
      <style:text-properties officeooo:rsid="001d7127" officeooo:paragraph-rsid="001d7127"/>
    </style:style>
    <style:style style:name="P6" style:family="paragraph" style:parent-style-name="Table_20_Contents">
      <style:text-properties officeooo:rsid="001b9b37" officeooo:paragraph-rsid="001b9b37"/>
    </style:style>
    <style:style style:name="P7" style:family="paragraph" style:parent-style-name="Table_20_Contents">
      <style:text-properties officeooo:rsid="001c4cc3" officeooo:paragraph-rsid="001c4cc3"/>
    </style:style>
    <style:style style:name="P8" style:family="paragraph" style:parent-style-name="Table_20_Contents">
      <style:text-properties officeooo:rsid="001d7127" officeooo:paragraph-rsid="001d7127"/>
    </style:style>
    <style:style style:name="P9" style:family="paragraph" style:parent-style-name="Table_20_Contents">
      <style:text-properties fo:font-variant="normal" fo:text-transform="none" fo:color="#000000" loext:opacity="100%" fo:letter-spacing="normal" officeooo:rsid="001c4cc3" officeooo:paragraph-rsid="001c4cc3"/>
    </style:style>
    <style:style style:name="P10" style:family="paragraph" style:parent-style-name="Table_20_Contents">
      <style:text-properties fo:font-variant="normal" fo:text-transform="none" fo:color="#000000" loext:opacity="100%" fo:letter-spacing="normal" officeooo:rsid="001c4cc3" officeooo:paragraph-rsid="001d71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'Times New Roman'" fo:font-size="14pt" fo:font-style="normal" fo:font-weight="normal"/>
    </style:style>
    <style:style style:name="T4" style:family="text">
      <style:text-properties fo:font-family="'Times New Roman'" fo:font-size="14pt" fo:font-style="normal" fo:font-weight="normal" officeooo:rsid="001d71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line-break/>1<text:line-break/>Kiedy nastąpiło <text:span text:style-name="T1">otwarcie</text:span> AGH?</text:p>
            <text:p text:style-name="P1"/>
            <text:p text:style-name="P1"/>
          </table:table-cell>
          <table:table-cell table:style-name="Table1.A1" office:value-type="string">
            <text:p text:style-name="P2"/>
            <text:p text:style-name="P1">2</text:p>
            <text:p text:style-name="P1">Ile Wydziałów wchodzi w skład AGH?</text:p>
            <text:p text:style-name="P1"/>
          </table:table-cell>
          <table:table-cell table:style-name="Table1.C1" office:value-type="string">
            <text:p text:style-name="P2"/>
            <text:p text:style-name="P1">3</text:p>
            <text:p text:style-name="P1">Ilu AGH ma <text:span text:style-name="T1">nauczycieli</text:span><text:span text:style-name="T2"> akademickich?</text:span></text:p>
          </table:table-cell>
        </table:table-row>
        <table:table-row>
          <table:table-cell table:style-name="Table1.A2" office:value-type="string">
            <text:p text:style-name="P1"/>
            <text:p text:style-name="P1">4</text:p>
            <text:p text:style-name="P1">Ilu <text:span text:style-name="T1">Profesorów Uczelni</text:span><text:span text:style-name="T2"> pracuje w AGH?</text:span></text:p>
            <text:p text:style-name="P3"/>
            <text:p text:style-name="P3"/>
          </table:table-cell>
          <table:table-cell table:style-name="Table1.A2" office:value-type="string">
            <text:p text:style-name="P1"/>
            <text:p text:style-name="P1">5</text:p>
            <text:p text:style-name="P1">Ilu <text:span text:style-name="T1">Profesoróœ</text:span><text:span text:style-name="T2"> pracuje w AGH?</text:span></text:p>
          </table:table-cell>
          <table:table-cell table:style-name="Table1.C2" office:value-type="string">
            <text:p text:style-name="P2"/>
            <text:p text:style-name="P4">6</text:p>
            <text:p text:style-name="P4">Ilu mamy studentów?</text:p>
            <text:p text:style-name="P4"/>
          </table:table-cell>
        </table:table-row>
        <table:table-row>
          <table:table-cell table:style-name="Table1.A2" office:value-type="string">
            <text:p text:style-name="P1"/>
            <text:p text:style-name="P4">7</text:p>
            <text:p text:style-name="P4">Zagraniczny ranking uczelni, w którym AGH zajjmuje 1 miejse</text:p>
            <text:p text:style-name="P4"/>
          </table:table-cell>
          <table:table-cell table:style-name="Table1.A2" office:value-type="string">
            <text:p text:style-name="P1"/>
            <text:p text:style-name="P4">8</text:p>
            <text:p text:style-name="P4">Zagraniczny ranking uczelni, w którym AGH zajmuje 2 miejsce</text:p>
          </table:table-cell>
          <table:table-cell table:style-name="Table1.C2" office:value-type="string">
            <text:p text:style-name="P2"/>
            <text:p text:style-name="P4">9</text:p>
            <text:p text:style-name="P5">Wymień 2 obszary, w których prowadzone są badania na AGH</text:p>
            <text:p text:style-name="P5"/>
            <text:p text:style-name="P5"/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Pytanie</text:p>
          </table:table-cell>
          <table:table-cell table:style-name="Table2.B1" office:value-type="string">
            <text:p text:style-name="P6">Odpowiedź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6">1919 (1913 to data powołania uczelni)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6">18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B2" office:value-type="string">
            <text:p text:style-name="P6">Ponad 2200</text:p>
          </table:table-cell>
        </table:table-row>
        <table:table-row>
          <table:table-cell table:style-name="Table2.A2" office:value-type="string">
            <text:p text:style-name="P6">4</text:p>
          </table:table-cell>
          <table:table-cell table:style-name="Table2.B2" office:value-type="string">
            <text:p text:style-name="P6">Ponad 500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B2" office:value-type="string">
            <text:p text:style-name="P6">240</text:p>
          </table:table-cell>
        </table:table-row>
        <table:table-row>
          <table:table-cell table:style-name="Table2.A2" office:value-type="string">
            <text:p text:style-name="P7">6</text:p>
          </table:table-cell>
          <table:table-cell table:style-name="Table2.B2" office:value-type="string">
            <text:p text:style-name="P7">20 000</text:p>
          </table:table-cell>
        </table:table-row>
        <table:table-row>
          <table:table-cell table:style-name="Table2.A2" office:value-type="string">
            <text:p text:style-name="P7">7</text:p>
          </table:table-cell>
          <table:table-cell table:style-name="Table2.B2" office:value-type="string">
            <text:p text:style-name="P7">The Center for World University Rankings 2024</text:p>
          </table:table-cell>
        </table:table-row>
        <table:table-row>
          <table:table-cell table:style-name="Table2.A2" office:value-type="string">
            <text:p text:style-name="P7">8</text:p>
          </table:table-cell>
          <table:table-cell table:style-name="Table2.B2" office:value-type="string">
            <text:p text:style-name="P7">ranking szanghajski – Academic Ranking of World Universities 2024</text:p>
          </table:table-cell>
        </table:table-row>
        <table:table-row>
          <table:table-cell table:style-name="Table2.A2" table:number-rows-spanned="4" office:value-type="string">
            <text:p text:style-name="P8">9</text:p>
          </table:table-cell>
          <table:table-cell table:style-name="Table2.B2" office:value-type="string">
            <text:p text:style-name="P9"> <text:span text:style-name="T3">nauk technicznych</text:span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10"><text:span text:style-name="T4">n</text:span><text:span text:style-name="T3">auk ścisłych</text:span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10"><text:span text:style-name="T4">n</text:span><text:span text:style-name="T3">auk o Ziemi</text:span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10"><text:span text:style-name="T3"><text:s/>nauk społecznych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09:08:04.842246508</meta:creation-date>
    <dc:date>2025-05-14T09:31:01.942453876</dc:date>
    <meta:editing-duration>PT2M5S</meta:editing-duration>
    <meta:editing-cycles>1</meta:editing-cycles>
    <meta:document-statistic meta:table-count="2" meta:image-count="0" meta:object-count="0" meta:page-count="2" meta:paragraph-count="40" meta:word-count="115" meta:character-count="631" meta:non-whitespace-character-count="552"/>
    <meta:generator>LibreOffice/25.2.3.2$Linux_X86_64 LibreOffice_project/520$Build-2</meta:generator>
  </office:meta>
</office:document-meta>
</file>